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pturle.itch.io/cheque-your-privelage/comment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1T20:43:15.561000000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53" meta:non-whitespace-character-count="53"/>
    <meta:generator>LibreOffice/7.1.2.2$Windows_X86_64 LibreOffice_project/8a45595d069ef5570103caea1b71cc9d82b2aae4</meta:generator>
  </office:meta>
</office:document-meta>
</file>